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outHeader.parse( HttpServletRequest request , lo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meoutHeader.getHead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Header.TimeoutHeader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Header.getHeader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meoutHeader.parse( String timeoutStr , long default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imeoutHeader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